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ocs-Calibri" svg:font-family="docs-Calibri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ru" fo:country="RU" officeooo:rsid="00091d5e" officeooo:paragraph-rsid="00091d5e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officeooo:rsid="00091d5e" officeooo:paragraph-rsid="00091d5e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officeooo:rsid="00091d5e" officeooo:paragraph-rsid="00091d5e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ru" fo:country="RU" officeooo:rsid="00091d5e" officeooo:paragraph-rsid="00091d5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officeooo:rsid="00091d5e" officeooo:paragraph-rsid="00091d5e" style:font-size-asian="12pt" style:font-size-complex="12pt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а «<text:span text:style-name="T1">Ракетка</text:span>»</text:p>
      <text:p text:style-name="P2">План Проекта</text:p>
      <text:list text:style-name="L1">
        <text:list-item>
          <text:p text:style-name="P3">Изучение и анализ информации о миссии «Венера-7»</text:p>
        </text:list-item>
        <text:list-item>
          <text:p text:style-name="P3">Составление плана полета, согласно миссии</text:p>
        </text:list-item>
        <text:list-item>
          <text:p text:style-name="P3">Создание Математической и Физической моделей</text:p>
        </text:list-item>
        <text:list-item>
          <text:p text:style-name="P3">Моделирование графиков выведенных моделей</text:p>
        </text:list-item>
        <text:list-item>
          <text:p text:style-name="P4">П<text:span text:style-name="T2">остройка ракеты в </text:span><text:span text:style-name="T3">KSP </text:span><text:span text:style-name="T2">с последующим повторением миссии «Венера-7»</text:span></text:p>
        </text:list-item>
        <text:list-item>
          <text:p text:style-name="P3">Анализ данных полученных из миссии в <text:span text:style-name="T4">KSP, </text:span>сравнение данных <text:span text:style-name="T4">KSP </text:span>с данными созданных ранее физической и математической моделей</text:p>
        </text:list-item>
        <text:list-item>
          <text:p text:style-name="P3">Сделать выводы исходя из анализа и сравнения данных</text:p>
        </text:list-item>
        <text:list-item>
          <text:p text:style-name="P3">Оформление проекта, видеоролика, создание отчета согласно ГОСТу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ocs-Calibri" svg:font-family="docs-Calibr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7:55:00.875000000</meta:creation-date>
    <dc:date>2024-10-16T18:05:18.982000000</dc:date>
    <meta:editing-duration>PT10M20S</meta:editing-duration>
    <meta:editing-cycles>1</meta:editing-cycles>
    <meta:document-statistic meta:table-count="0" meta:image-count="0" meta:object-count="0" meta:page-count="1" meta:paragraph-count="10" meta:word-count="75" meta:character-count="523" meta:non-whitespace-character-count="466"/>
    <meta:generator>LibreOffice/24.8.2.1$Windows_X86_64 LibreOffice_project/0f794b6e29741098670a3b95d60478a65d05ef13</meta:generator>
  </office:meta>
</office:document-meta>
</file>